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282cm" table:align="left" fo:background-color="#f8f8ff">
        <style:background-image/>
      </style:table-properties>
    </style:style>
    <style:style style:name="Table1.A" style:family="table-column">
      <style:table-column-properties style:column-width="0.531cm"/>
    </style:style>
    <style:style style:name="Table1.B" style:family="table-column">
      <style:table-column-properties style:column-width="9.751cm"/>
    </style:style>
    <style:style style:name="Table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width="18.018cm" table:align="left"/>
    </style:style>
    <style:style style:name="Table2.A" style:family="table-column">
      <style:table-column-properties style:column-width="18.018cm"/>
    </style:style>
    <style:style style:name="Table2.A1" style:family="table-cell">
      <style:table-cell-properties style:vertical-align="middle" fo:background-color="#efefff" fo:padding="0.049cm" fo:border="0.05pt solid #c0c0d0">
        <style:background-image/>
      </style:table-cell-properties>
    </style:style>
    <style:style style:name="P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 fo:padding="0.049cm" fo:border="0.06pt solid #888888"/>
      <style:text-properties fo:font-variant="normal" fo:text-transform="none" fo:color="#000000" fo:font-size="8.5pt" fo:letter-spacing="normal" fo:font-style="normal" fo:font-weight="normal"/>
    </style:style>
    <style:style style:name="P2" style:family="paragraph" style:parent-style-name="Table_20_Contents">
      <style:paragraph-properties fo:margin-left="0cm" fo:margin-right="0cm" fo:margin-top="0cm" fo:margin-bottom="0cm" style:contextual-spacing="false" style:line-height-at-least="0.369cm" fo:text-align="end" style:justify-single-word="false" fo:text-indent="0cm" style:auto-text-indent="false" fo:padding="0cm" fo:border="none"/>
      <style:text-properties fo:color="#000000" style:font-name="Verdana" fo:font-size="10pt" fo:background-color="transparent" style:font-name-asian="Verdana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Verdana" fo:font-size="10pt" fo:background-color="transparent" style:font-name-asian="Verdana" style:font-size-asian="10pt" style:font-size-complex="10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7000" fo:font-style="normal"/>
    </style:style>
    <style:style style:name="P6" style:family="paragraph" style:parent-style-name="Preformatted_20_Text">
      <style:paragraph-properties fo:margin-top="0cm" fo:margin-bottom="0cm" style:contextual-spacing="false" fo:text-align="start" style:justify-single-word="false" fo:padding="0.049cm" fo:border="0.06pt solid #888888"/>
      <style:text-properties fo:font-variant="normal" fo:text-transform="none" fo:color="#000000" fo:font-size="8.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style:contextual-spacing="false" fo:text-align="start" style:justify-single-word="false" fo:padding="0.049cm" fo:border="0.06pt solid #888888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fo:margin-top="0cm" fo:margin-bottom="0cm" style:contextual-spacing="false" fo:text-align="start" style:justify-single-word="false" fo:padding="0.049cm" fo:border="0.06pt solid #888888"/>
      <style:text-properties fo:font-variant="normal" fo:text-transform="none" fo:color="#666600" fo:font-size="8.5pt" fo:letter-spacing="normal" fo:font-style="normal" fo:font-weight="normal"/>
    </style:style>
    <style:style style:name="P9" style:family="paragraph" style:parent-style-name="Preformatted_20_Text">
      <style:paragraph-properties fo:margin-top="0cm" fo:margin-bottom="0cm" style:contextual-spacing="false" fo:text-align="start" style:justify-single-word="false" fo:padding="0.049cm" fo:border="0.06pt solid #888888"/>
    </style:style>
    <style:style style:name="P10" style:family="paragraph" style:parent-style-name="Preformatted_20_Text">
      <style:paragraph-properties fo:margin-top="0cm" fo:margin-bottom="0cm" style:contextual-spacing="false"/>
    </style:style>
    <style:style style:name="P11" style:family="paragraph" style:parent-style-name="Preformatted_20_Text">
      <style:paragraph-properties fo:margin-top="0cm" fo:margin-bottom="0cm" style:contextual-spacing="false"/>
      <style:text-properties fo:font-variant="normal" fo:text-transform="none" fo:color="#500070" fo:font-style="normal"/>
    </style:style>
    <style:style style:name="P12" style:family="paragraph" style:parent-style-name="Preformatted_20_Text">
      <style:paragraph-properties fo:margin-top="0cm" fo:margin-bottom="0cm" style:contextual-spacing="false"/>
      <style:text-properties fo:font-size="9pt" style:font-size-asian="9pt" style:font-size-complex="9pt"/>
    </style:style>
    <style:style style:name="P13" style:family="paragraph" style:parent-style-name="Preformatted_20_Text">
      <style:paragraph-properties fo:margin-top="0cm" fo:margin-bottom="0cm" style:contextual-spacing="false"/>
      <style:text-properties fo:font-size="7pt" style:font-size-asian="7pt" style:font-size-complex="7pt"/>
    </style:style>
    <style:style style:name="P14" style:family="paragraph" style:parent-style-name="Standard">
      <style:text-properties fo:font-size="9pt" style:font-size-asian="9pt" style:font-size-complex="9pt"/>
    </style:style>
    <style:style style:name="P15" style:family="paragraph" style:parent-style-name="Text_20_body">
      <style:text-properties fo:font-size="9pt" style:font-size-asian="9pt" style:font-size-complex="9pt"/>
    </style:style>
    <style:style style:name="P16" style:family="paragraph" style:parent-style-name="Text_20_body">
      <style:text-properties fo:font-size="9pt" officeooo:paragraph-rsid="000e2118" style:font-size-asian="9pt" style:font-size-complex="9pt"/>
    </style:style>
    <style:style style:name="P17" style:family="paragraph" style:parent-style-name="Text_20_body">
      <style:text-properties fo:font-size="7pt" officeooo:paragraph-rsid="0011ef6b" style:font-size-asian="7pt" style:font-size-complex="7pt"/>
    </style:style>
    <style:style style:name="P18" style:family="paragraph" style:parent-style-name="Preformatted_20_Text">
      <style:text-properties officeooo:paragraph-rsid="000e2118"/>
    </style:style>
    <style:style style:name="P19" style:family="paragraph" style:parent-style-name="Text_20_body">
      <style:text-properties fo:font-size="9pt" officeooo:rsid="000e2118" officeooo:paragraph-rsid="000e2118" style:font-size-asian="9pt" style:font-size-complex="9pt"/>
    </style:style>
    <style:style style:name="P20" style:family="paragraph" style:parent-style-name="Text_20_body">
      <style:text-properties officeooo:rsid="000e2118" officeooo:paragraph-rsid="000e2118"/>
    </style:style>
    <style:style style:name="P21" style:family="paragraph" style:parent-style-name="Text_20_body">
      <style:text-properties fo:font-size="7pt" officeooo:rsid="000e2118" officeooo:paragraph-rsid="000e2118" style:font-size-asian="7pt" style:font-size-complex="7pt"/>
    </style:style>
    <style:style style:name="P22" style:family="paragraph" style:parent-style-name="Text_20_body">
      <style:text-properties fo:font-size="7pt" officeooo:rsid="0011ef6b" officeooo:paragraph-rsid="0011ef6b" style:font-size-asian="7pt" style:font-size-complex="7pt"/>
    </style:style>
    <style:style style:name="P23" style:family="paragraph" style:parent-style-name="Text_20_body">
      <style:text-properties fo:font-size="7pt" officeooo:rsid="0013980b" officeooo:paragraph-rsid="0013980b" style:font-size-asian="7pt" style:font-size-complex="7pt"/>
    </style:style>
    <style:style style:name="P24" style:family="paragraph" style:parent-style-name="Text_20_body">
      <style:text-properties fo:font-size="10pt" officeooo:rsid="0011ef6b" officeooo:paragraph-rsid="0011ef6b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color="#880000"/>
    </style:style>
    <style:style style:name="T4" style:family="text">
      <style:text-properties fo:color="#880000" fo:font-size="8.5pt" fo:font-style="normal" fo:font-weight="normal"/>
    </style:style>
    <style:style style:name="T5" style:family="text">
      <style:text-properties fo:color="#008800"/>
    </style:style>
    <style:style style:name="T6" style:family="text">
      <style:text-properties fo:color="#008800" fo:font-size="8.5pt" fo:font-style="normal" fo:font-weight="normal"/>
    </style:style>
    <style:style style:name="T7" style:family="text">
      <style:text-properties fo:color="#000088"/>
    </style:style>
    <style:style style:name="T8" style:family="text">
      <style:text-properties fo:color="#000088" fo:font-size="8.5pt" fo:font-style="normal" fo:font-weight="normal"/>
    </style:style>
    <style:style style:name="T9" style:family="text">
      <style:text-properties fo:color="#666600"/>
    </style:style>
    <style:style style:name="T10" style:family="text">
      <style:text-properties fo:color="#666600" fo:font-size="8.5pt" fo:font-style="normal" fo:font-weight="normal"/>
    </style:style>
    <style:style style:name="T11" style:family="text">
      <style:text-properties fo:color="#660066"/>
    </style:style>
    <style:style style:name="T12" style:family="text">
      <style:text-properties fo:color="#006666"/>
    </style:style>
    <style:style style:name="T13" style:family="text">
      <style:text-properties fo:color="#006666" fo:font-size="8.5pt" fo:font-style="normal" fo:font-weight="normal"/>
    </style:style>
    <style:style style:name="T14" style:family="text">
      <style:text-properties fo:font-size="8.5pt" fo:font-style="normal" fo:font-weight="normal"/>
    </style:style>
    <style:style style:name="T15" style:family="text">
      <style:text-properties fo:font-variant="normal" fo:text-transform="none" fo:color="#0000b0" fo:font-size="7.19999980926514pt" fo:letter-spacing="normal" fo:font-style="normal" fo:font-weight="normal"/>
    </style:style>
    <style:style style:name="T16" style:family="text">
      <style:text-properties fo:font-variant="normal" fo:text-transform="none" fo:color="#0000b0" fo:font-size="9pt" style:font-size-asian="9pt" style:font-size-complex="9pt"/>
    </style:style>
    <style:style style:name="T17" style:family="text">
      <style:text-properties fo:font-variant="normal" fo:text-transform="none" fo:color="#0000b0" fo:font-size="9pt" fo:letter-spacing="normal" fo:font-style="normal" fo:font-weight="normal" style:font-size-asian="9pt" style:font-size-complex="9pt"/>
    </style:style>
    <style:style style:name="T18" style:family="text">
      <style:text-properties fo:font-variant="normal" fo:text-transform="none" fo:color="#0000b0" fo:font-size="7pt" fo:letter-spacing="normal" fo:font-style="normal" fo:font-weight="normal" style:font-size-asian="7pt" style:font-size-complex="7pt"/>
    </style:style>
    <style:style style:name="T19" style:family="text">
      <style:text-properties fo:font-variant="normal" fo:text-transform="none" fo:color="#000000" fo:font-size="7.19999980926514pt" fo:letter-spacing="normal" fo:font-style="normal" fo:font-weight="normal"/>
    </style:style>
    <style:style style:name="T20" style:family="text">
      <style:text-properties fo:font-variant="normal" fo:text-transform="none" fo:color="#000000" fo:letter-spacing="normal"/>
    </style:style>
    <style:style style:name="T21" style:family="text"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T22" style:family="text">
      <style:text-properties fo:font-variant="normal" fo:text-transform="none" fo:color="#000000" fo:font-size="9pt" fo:letter-spacing="normal" style:font-size-asian="9pt" style:font-size-complex="9pt"/>
    </style:style>
    <style:style style:name="T23" style:family="text">
      <style:text-properties fo:font-variant="normal" fo:text-transform="none" fo:color="#000000" fo:font-size="7pt" fo:letter-spacing="normal" style:font-size-asian="7pt" style:font-size-complex="7pt"/>
    </style:style>
    <style:style style:name="T24" style:family="text">
      <style:text-properties fo:font-variant="normal" fo:text-transform="none" fo:color="#000000" fo:font-size="7pt" fo:letter-spacing="normal" fo:font-style="normal" fo:font-weight="normal" style:font-size-asian="7pt" style:font-size-complex="7pt"/>
    </style:style>
    <style:style style:name="T25" style:family="text">
      <style:text-properties fo:font-variant="normal" fo:text-transform="none" fo:color="#007000" fo:font-size="7.19999980926514pt" fo:letter-spacing="normal" fo:font-style="normal" fo:font-weight="normal"/>
    </style:style>
    <style:style style:name="T26" style:family="text">
      <style:text-properties fo:font-variant="normal" fo:text-transform="none" fo:color="#007000" fo:font-size="7.19999980926514pt" fo:letter-spacing="normal" fo:font-style="normal" fo:font-weight="normal" officeooo:rsid="000e2118"/>
    </style:style>
    <style:style style:name="T27" style:family="text">
      <style:text-properties fo:font-variant="normal" fo:text-transform="none" fo:color="#007000" fo:font-size="9pt" style:font-size-asian="9pt" style:font-size-complex="9pt"/>
    </style:style>
    <style:style style:name="T28" style:family="text">
      <style:text-properties fo:font-variant="normal" fo:text-transform="none" fo:color="#007000" fo:font-size="9pt" fo:letter-spacing="normal" fo:font-style="normal" fo:font-weight="normal" style:font-size-asian="9pt" style:font-size-complex="9pt"/>
    </style:style>
    <style:style style:name="T29" style:family="text">
      <style:text-properties fo:font-variant="normal" fo:text-transform="none" fo:color="#007000" fo:font-size="7pt" fo:letter-spacing="normal" fo:font-style="normal" fo:font-weight="normal" style:font-size-asian="7pt" style:font-size-complex="7pt"/>
    </style:style>
    <style:style style:name="T30" style:family="text">
      <style:text-properties fo:font-variant="normal" fo:text-transform="none" fo:color="#600030" fo:font-size="9pt" fo:font-style="normal" style:font-size-asian="9pt" style:font-size-complex="9pt"/>
    </style:style>
    <style:style style:name="T31" style:family="text">
      <style:text-properties fo:font-variant="normal" fo:text-transform="none" fo:color="#600030" fo:font-size="9pt" fo:letter-spacing="normal" fo:font-style="normal" fo:font-weight="normal" style:font-size-asian="9pt" style:font-size-complex="9pt"/>
    </style:style>
    <style:style style:name="T32" style:family="text">
      <style:text-properties fo:font-variant="normal" fo:text-transform="none" fo:color="#500070" fo:font-size="7.19999980926514pt" fo:letter-spacing="normal" fo:font-style="normal" fo:font-weight="normal"/>
    </style:style>
    <style:style style:name="T33" style:family="text">
      <style:text-properties fo:font-variant="normal" fo:text-transform="none" fo:color="#500070" fo:font-size="9pt" fo:letter-spacing="normal" fo:font-style="normal" fo:font-weight="normal" style:font-size-asian="9pt" style:font-size-complex="9pt"/>
    </style:style>
    <style:style style:name="T34" style:family="text">
      <style:text-properties officeooo:rsid="000e2118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officeooo:rsid="000ff326"/>
    </style:style>
    <style:style style:name="T37" style:family="text">
      <style:text-properties officeooo:rsid="0011ef6b"/>
    </style:style>
    <style:style style:name="T38" style:family="text">
      <style:text-properties officeooo:rsid="0013980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1</text:p>
            <text:p text:style-name="P2">2</text:p>
            <text:p text:style-name="P2">3</text:p>
            <text:p text:style-name="P2">4</text:p>
            <text:p text:style-name="P2">5</text:p>
            <text:p text:style-name="P2">6</text:p>
            <text:p text:style-name="P2">7</text:p>
            <text:p text:style-name="P2">8</text:p>
            <text:p text:style-name="P2">9</text:p>
            <text:p text:style-name="P2">10</text:p>
            <text:p text:style-name="P2">11</text:p>
            <text:p text:style-name="P2">12</text:p>
            <text:p text:style-name="P2">13</text:p>
            <text:p text:style-name="P2">14</text:p>
            <text:p text:style-name="P2">15</text:p>
            <text:p text:style-name="P2">16</text:p>
            <text:p text:style-name="P2">17</text:p>
            <text:p text:style-name="P2">18</text:p>
            <text:p text:style-name="P2">19</text:p>
            <text:p text:style-name="P2">20</text:p>
            <text:p text:style-name="P2">21</text:p>
            <text:p text:style-name="P2">22</text:p>
            <text:p text:style-name="P2">23</text:p>
            <text:p text:style-name="P2">24</text:p>
            <text:p text:style-name="P2">25</text:p>
            <text:p text:style-name="P2">26</text:p>
          </table:table-cell>
          <table:table-cell table:style-name="Table1.B1" office:value-type="string">
            <text:section text:style-name="Sect1" text:name="crayon-525c5cefca093-1">
              <text:p text:style-name="P3"><text:span text:style-name="T1">int</text:span> rotated_binary_search(<text:span text:style-name="T1">int</text:span> A[], <text:span text:style-name="T1">int</text:span> N, <text:span text:style-name="T1">int</text:span> key) {</text:p>
            </text:section>
            <text:section text:style-name="Sect1" text:name="crayon-525c5cefca093-2">
              <text:p text:style-name="P3">  <text:span text:style-name="T1">int</text:span> L = 0;</text:p>
            </text:section>
            <text:section text:style-name="Sect1" text:name="crayon-525c5cefca093-3">
              <text:p text:style-name="P3">  <text:span text:style-name="T1">int</text:span> R = N - 1;</text:p>
            </text:section>
            <text:section text:style-name="Sect1" text:name="crayon-525c5cefca093-4">
              <text:p text:style-name="P3"> </text:p>
            </text:section>
            <text:section text:style-name="Sect1" text:name="crayon-525c5cefca093-5">
              <text:p text:style-name="P3">  <text:span text:style-name="T1">while</text:span> (L &lt;= R) {</text:p>
            </text:section>
            <text:section text:style-name="Sect1" text:name="crayon-525c5cefca093-6">
              <text:p text:style-name="P3">    <text:span text:style-name="T2">// Avoid overflow, same as M=(L+R)/2</text:span></text:p>
            </text:section>
            <text:section text:style-name="Sect1" text:name="crayon-525c5cefca093-7">
              <text:p text:style-name="P3">    <text:span text:style-name="T1">int</text:span> M = L + ((R - L) / 2);</text:p>
            </text:section>
            <text:section text:style-name="Sect1" text:name="crayon-525c5cefca093-8">
              <text:p text:style-name="P3">    <text:span text:style-name="T1">if</text:span> (A[M] == key) <text:span text:style-name="T1">return</text:span> M;</text:p>
            </text:section>
            <text:section text:style-name="Sect1" text:name="crayon-525c5cefca093-9">
              <text:p text:style-name="P3"> </text:p>
            </text:section>
            <text:section text:style-name="Sect1" text:name="crayon-525c5cefca093-10">
              <text:p text:style-name="P3">    <text:span text:style-name="T2">// the bottom half is sorted</text:span></text:p>
            </text:section>
            <text:section text:style-name="Sect1" text:name="crayon-525c5cefca093-11">
              <text:p text:style-name="P3">    <text:span text:style-name="T1">if</text:span> (A[L] &lt;= A[M]) {</text:p>
            </text:section>
            <text:section text:style-name="Sect1" text:name="crayon-525c5cefca093-12">
              <text:p text:style-name="P3">      <text:span text:style-name="T1">if</text:span> (A[L] &lt;= key &amp;&amp; key &lt; A[M])</text:p>
            </text:section>
            <text:section text:style-name="Sect1" text:name="crayon-525c5cefca093-13">
              <text:p text:style-name="P3">        R = M - 1;</text:p>
            </text:section>
            <text:section text:style-name="Sect1" text:name="crayon-525c5cefca093-14">
              <text:p text:style-name="P3">      <text:span text:style-name="T1">else</text:span></text:p>
            </text:section>
            <text:section text:style-name="Sect1" text:name="crayon-525c5cefca093-15">
              <text:p text:style-name="P3">        L = M + 1;</text:p>
            </text:section>
            <text:section text:style-name="Sect1" text:name="crayon-525c5cefca093-16">
              <text:p text:style-name="P3">    }</text:p>
            </text:section>
            <text:section text:style-name="Sect1" text:name="crayon-525c5cefca093-17">
              <text:p text:style-name="P3">    <text:span text:style-name="T2">// the upper half is sorted</text:span></text:p>
            </text:section>
            <text:section text:style-name="Sect1" text:name="crayon-525c5cefca093-18">
              <text:p text:style-name="P3">    <text:span text:style-name="T1">else</text:span> {</text:p>
            </text:section>
            <text:section text:style-name="Sect1" text:name="crayon-525c5cefca093-19">
              <text:p text:style-name="P3">      <text:span text:style-name="T1">if</text:span> (A[M] &lt; key &amp;&amp; key &lt;= A[R])</text:p>
            </text:section>
            <text:section text:style-name="Sect1" text:name="crayon-525c5cefca093-20">
              <text:p text:style-name="P3">        L = M + 1;</text:p>
            </text:section>
            <text:section text:style-name="Sect1" text:name="crayon-525c5cefca093-21">
              <text:p text:style-name="P3">      <text:span text:style-name="T1">else</text:span> </text:p>
            </text:section>
            <text:section text:style-name="Sect1" text:name="crayon-525c5cefca093-22">
              <text:p text:style-name="P3">        R = M - 1;</text:p>
            </text:section>
            <text:section text:style-name="Sect1" text:name="crayon-525c5cefca093-23">
              <text:p text:style-name="P3">    }</text:p>
            </text:section>
            <text:section text:style-name="Sect1" text:name="crayon-525c5cefca093-24">
              <text:p text:style-name="P3">  }</text:p>
            </text:section>
            <text:section text:style-name="Sect1" text:name="crayon-525c5cefca093-25">
              <text:p text:style-name="P3">  <text:span text:style-name="T1">return</text:span> -1;</text:p>
            </text:section>
            <text:section text:style-name="Sect1" text:name="crayon-525c5cefca093-26">
              <text:p text:style-name="P3">}</text:p>
            </text:section>
          </table:table-cell>
        </table:table-row>
      </table:table>
      <text:p text:style-name="Standard"/>
      <text:p text:style-name="Standard"/>
      <text:p text:style-name="P1"><text:span text:style-name="T3">#include</text:span> <text:span text:style-name="T5">&lt;iostream&gt;</text:span></text:p>
      <text:p text:style-name="P6"><text:span text:style-name="T3">#include</text:span> <text:span text:style-name="T5">&lt;fstream&gt;</text:span></text:p>
      <text:p text:style-name="P6"><text:span text:style-name="T3">#include</text:span> <text:span text:style-name="T5">&lt;set&gt;</text:span></text:p>
      <text:p text:style-name="P9"/>
      <text:p text:style-name="P6"><text:span text:style-name="T7">using</text:span> <text:span text:style-name="T7">namespace</text:span> std<text:span text:style-name="T9">;</text:span></text:p>
      <text:p text:style-name="P9"/>
      <text:p text:style-name="P6"><text:span text:style-name="T7">const</text:span> <text:span text:style-name="T7">int</text:span> <text:span text:style-name="T11">Nmax</text:span> <text:span text:style-name="T9">=</text:span> <text:span text:style-name="T12">300002</text:span> <text:span text:style-name="T9">+</text:span> <text:span text:style-name="T12">5</text:span><text:span text:style-name="T9">;</text:span></text:p>
      <text:p text:style-name="P9"/>
      <text:p text:style-name="P6"><text:span text:style-name="T7">set</text:span> <text:span text:style-name="T5">&lt;int&gt;</text:span> S<text:span text:style-name="T9">;</text:span></text:p>
      <text:p text:style-name="P6"><text:span text:style-name="T7">int</text:span> N<text:span text:style-name="T9">,</text:span> M<text:span text:style-name="T9">;</text:span></text:p>
      <text:p text:style-name="P6"><text:span text:style-name="T7">int</text:span> marked<text:span text:style-name="T9">[</text:span><text:span text:style-name="T11">Nmax</text:span><text:span text:style-name="T9">];</text:span></text:p>
      <text:p text:style-name="P9"/>
      <text:p text:style-name="P6"><text:span text:style-name="T7">void</text:span> update<text:span text:style-name="T9">(</text:span> <text:span text:style-name="T7">int</text:span> st<text:span text:style-name="T9">,</text:span> <text:span text:style-name="T7">int</text:span> dr<text:span text:style-name="T9">,</text:span> <text:span text:style-name="T7">int</text:span> val <text:span text:style-name="T9">)</text:span></text:p>
      <text:p text:style-name="P8">{</text:p>
      <text:p text:style-name="P7"><text:s text:c="4"/><text:span text:style-name="T8">set</text:span><text:span text:style-name="T14"> </text:span><text:span text:style-name="T6">&lt;int&gt;</text:span><text:span text:style-name="T14"> </text:span><text:span text:style-name="T10">::</text:span><text:span text:style-name="T14">iterator itlow</text:span><text:span text:style-name="T10">,</text:span><text:span text:style-name="T14"> itup</text:span><text:span text:style-name="T10">,</text:span><text:span text:style-name="T14"> it</text:span><text:span text:style-name="T10">;</text:span></text:p>
      <text:p text:style-name="P9"/>
      <text:p text:style-name="P7"><text:s text:c="4"/><text:span text:style-name="T14">itlow </text:span><text:span text:style-name="T10">=</text:span><text:span text:style-name="T14"> S</text:span><text:span text:style-name="T10">.</text:span><text:span text:style-name="T14">lower_bound</text:span><text:span text:style-name="T10">(</text:span><text:span text:style-name="T14"> st </text:span><text:span text:style-name="T10">);</text:span></text:p>
      <text:p text:style-name="P7"><text:s text:c="4"/><text:span text:style-name="T14">itup <text:s/></text:span><text:span text:style-name="T10">=</text:span><text:span text:style-name="T14"> S</text:span><text:span text:style-name="T10">.</text:span><text:span text:style-name="T14">upper_bound</text:span><text:span text:style-name="T10">(</text:span><text:span text:style-name="T14"> dr </text:span><text:span text:style-name="T10">);</text:span></text:p>
      <text:p text:style-name="P9"/>
      <text:p text:style-name="P7"><text:s text:c="4"/><text:span text:style-name="T8">for</text:span><text:span text:style-name="T14"> </text:span><text:span text:style-name="T10">(</text:span><text:span text:style-name="T14"> it </text:span><text:span text:style-name="T10">=</text:span><text:span text:style-name="T14"> itlow</text:span><text:span text:style-name="T10">;</text:span><text:span text:style-name="T14"> it </text:span><text:span text:style-name="T10">!=</text:span><text:span text:style-name="T14"> itup</text:span><text:span text:style-name="T10">;</text:span><text:span text:style-name="T14"> </text:span><text:span text:style-name="T10">++</text:span><text:span text:style-name="T14">it </text:span><text:span text:style-name="T10">)</text:span></text:p>
      <text:p text:style-name="P7"><text:s text:c="4"/><text:span text:style-name="T10">{</text:span></text:p>
      <text:p text:style-name="P7"><text:s text:c="8"/><text:span text:style-name="T14">marked</text:span><text:span text:style-name="T10">[</text:span><text:span text:style-name="T14"> </text:span><text:span text:style-name="T10">*</text:span><text:span text:style-name="T14">it </text:span><text:span text:style-name="T10">]</text:span><text:span text:style-name="T14"> </text:span><text:span text:style-name="T10">=</text:span><text:span text:style-name="T14"> val</text:span><text:span text:style-name="T10">;</text:span></text:p>
      <text:p text:style-name="P7"><text:s text:c="4"/><text:span text:style-name="T10">}</text:span></text:p>
      <text:p text:style-name="P9"/>
      <text:p text:style-name="P7"><text:s text:c="4"/><text:span text:style-name="T14">S</text:span><text:span text:style-name="T10">.</text:span><text:span text:style-name="T14">erase</text:span><text:span text:style-name="T10">(</text:span><text:span text:style-name="T14"> itlow</text:span><text:span text:style-name="T10">,</text:span><text:span text:style-name="T14"> itup </text:span><text:span text:style-name="T10">);</text:span></text:p>
      <text:p text:style-name="P9"/>
      <text:p text:style-name="P7"><text:s text:c="4"/><text:span text:style-name="T8">if</text:span><text:span text:style-name="T14"> </text:span><text:span text:style-name="T10">(</text:span><text:span text:style-name="T14"> st </text:span><text:span text:style-name="T10">&lt;=</text:span><text:span text:style-name="T14"> val </text:span><text:span text:style-name="T10">&amp;&amp;</text:span><text:span text:style-name="T14"> val </text:span><text:span text:style-name="T10">&lt;=</text:span><text:span text:style-name="T14"> dr </text:span><text:span text:style-name="T10">)</text:span></text:p>
      <text:p text:style-name="P7"><text:s text:c="4"/><text:span text:style-name="T10">{</text:span></text:p>
      <text:p text:style-name="P7"><text:s text:c="8"/><text:span text:style-name="T14">S</text:span><text:span text:style-name="T10">.</text:span><text:span text:style-name="T14">insert</text:span><text:span text:style-name="T10">(</text:span><text:span text:style-name="T14"> val </text:span><text:span text:style-name="T10">);</text:span></text:p>
      <text:p text:style-name="P7"><text:s text:c="8"/><text:span text:style-name="T14">marked</text:span><text:span text:style-name="T10">[</text:span><text:span text:style-name="T14">val</text:span><text:span text:style-name="T10">]</text:span><text:span text:style-name="T14"> </text:span><text:span text:style-name="T10">=</text:span><text:span text:style-name="T14"> </text:span><text:span text:style-name="T13">0</text:span><text:span text:style-name="T10">;</text:span></text:p>
      <text:p text:style-name="P7"><text:s text:c="4"/><text:span text:style-name="T10">}</text:span></text:p>
      <text:p text:style-name="P8">}</text:p>
      <text:p text:style-name="P9"/>
      <text:p text:style-name="P6"><text:span text:style-name="T7">int</text:span> main<text:span text:style-name="T9">()</text:span></text:p>
      <text:p text:style-name="P8"><text:soft-page-break/>{</text:p>
      <text:p text:style-name="P7"><text:s text:c="4"/><text:span text:style-name="T4">//ifstream cin("date.in");</text:span></text:p>
      <text:p text:style-name="P9"/>
      <text:p text:style-name="P7"><text:s text:c="4"/><text:span text:style-name="T14">cin </text:span><text:span text:style-name="T10">&gt;&gt;</text:span><text:span text:style-name="T14"> N </text:span><text:span text:style-name="T10">&gt;&gt;</text:span><text:span text:style-name="T14"> M</text:span><text:span text:style-name="T10">;</text:span></text:p>
      <text:p text:style-name="P9"/>
      <text:p text:style-name="P7"><text:s text:c="4"/><text:span text:style-name="T8">for</text:span><text:span text:style-name="T14"> </text:span><text:span text:style-name="T10">(</text:span><text:span text:style-name="T14"> </text:span><text:span text:style-name="T8">int</text:span><text:span text:style-name="T14"> i </text:span><text:span text:style-name="T10">=</text:span><text:span text:style-name="T14"> </text:span><text:span text:style-name="T13">1</text:span><text:span text:style-name="T10">;</text:span><text:span text:style-name="T14"> i </text:span><text:span text:style-name="T10">&lt;=</text:span><text:span text:style-name="T14"> N</text:span><text:span text:style-name="T10">;</text:span><text:span text:style-name="T14"> </text:span><text:span text:style-name="T10">++</text:span><text:span text:style-name="T14">i </text:span><text:span text:style-name="T10">)</text:span></text:p>
      <text:p text:style-name="P7"><text:s text:c="4"/><text:span text:style-name="T10">{</text:span></text:p>
      <text:p text:style-name="P7"><text:s text:c="8"/><text:span text:style-name="T14">S</text:span><text:span text:style-name="T10">.</text:span><text:span text:style-name="T14">insert</text:span><text:span text:style-name="T10">(</text:span><text:span text:style-name="T14"> i </text:span><text:span text:style-name="T10">);</text:span></text:p>
      <text:p text:style-name="P7"><text:s text:c="4"/><text:span text:style-name="T10">}</text:span></text:p>
      <text:p text:style-name="P9"/>
      <text:p text:style-name="P7"><text:s text:c="4"/><text:span text:style-name="T8">for</text:span><text:span text:style-name="T14"> </text:span><text:span text:style-name="T10">(</text:span><text:span text:style-name="T14"> </text:span><text:span text:style-name="T8">int</text:span><text:span text:style-name="T14"> i </text:span><text:span text:style-name="T10">=</text:span><text:span text:style-name="T14"> </text:span><text:span text:style-name="T13">1</text:span><text:span text:style-name="T10">,</text:span><text:span text:style-name="T14"> a</text:span><text:span text:style-name="T10">,</text:span><text:span text:style-name="T14"> b</text:span><text:span text:style-name="T10">,</text:span><text:span text:style-name="T14"> x</text:span><text:span text:style-name="T10">;</text:span><text:span text:style-name="T14"> i </text:span><text:span text:style-name="T10">&lt;=</text:span><text:span text:style-name="T14"> M</text:span><text:span text:style-name="T10">;</text:span><text:span text:style-name="T14"> </text:span><text:span text:style-name="T10">++</text:span><text:span text:style-name="T14">i </text:span><text:span text:style-name="T10">)</text:span></text:p>
      <text:p text:style-name="P7"><text:s text:c="4"/><text:span text:style-name="T10">{</text:span></text:p>
      <text:p text:style-name="P7"><text:s text:c="8"/><text:span text:style-name="T14">cin </text:span><text:span text:style-name="T10">&gt;&gt;</text:span><text:span text:style-name="T14"> a </text:span><text:span text:style-name="T10">&gt;&gt;</text:span><text:span text:style-name="T14"> b </text:span><text:span text:style-name="T10">&gt;&gt;</text:span><text:span text:style-name="T14"> x</text:span><text:span text:style-name="T10">;</text:span></text:p>
      <text:p text:style-name="P9"/>
      <text:p text:style-name="P7"><text:s text:c="8"/><text:span text:style-name="T14">update</text:span><text:span text:style-name="T10">(</text:span><text:span text:style-name="T14"> a</text:span><text:span text:style-name="T10">,</text:span><text:span text:style-name="T14"> b</text:span><text:span text:style-name="T10">,</text:span><text:span text:style-name="T14"> x </text:span><text:span text:style-name="T10">);</text:span></text:p>
      <text:p text:style-name="P7"><text:s text:c="4"/><text:span text:style-name="T10">}</text:span></text:p>
      <text:p text:style-name="P9"/>
      <text:p text:style-name="P7"><text:s text:c="4"/><text:span text:style-name="T8">for</text:span><text:span text:style-name="T14"> </text:span><text:span text:style-name="T10">(</text:span><text:span text:style-name="T14"> </text:span><text:span text:style-name="T8">int</text:span><text:span text:style-name="T14"> i </text:span><text:span text:style-name="T10">=</text:span><text:span text:style-name="T14"> </text:span><text:span text:style-name="T13">1</text:span><text:span text:style-name="T10">;</text:span><text:span text:style-name="T14"> i </text:span><text:span text:style-name="T10">&lt;=</text:span><text:span text:style-name="T14"> N</text:span><text:span text:style-name="T10">;</text:span><text:span text:style-name="T14"> </text:span><text:span text:style-name="T10">++</text:span><text:span text:style-name="T14">i </text:span><text:span text:style-name="T10">)</text:span></text:p>
      <text:p text:style-name="P7"><text:s text:c="12"/><text:span text:style-name="T14">cout </text:span><text:span text:style-name="T10">&lt;&lt;</text:span><text:span text:style-name="T14"> marked</text:span><text:span text:style-name="T10">[</text:span><text:span text:style-name="T14">i</text:span><text:span text:style-name="T10">]</text:span><text:span text:style-name="T14"> </text:span><text:span text:style-name="T10">&lt;&lt;</text:span><text:span text:style-name="T14"> </text:span><text:span text:style-name="T6">" "</text:span><text:span text:style-name="T10">;</text:span></text:p>
      <text:p text:style-name="P9"/>
      <text:p text:style-name="P7"><text:s text:c="4"/><text:span text:style-name="T8">return</text:span><text:span text:style-name="T14"> </text:span><text:span text:style-name="T13">0</text:span><text:span text:style-name="T10">;</text:span></text:p>
      <text:p text:style-name="P8">}</text:p>
      <text:p text:style-name="Standard"/>
      <text:p text:style-name="Standard"/>
      <text:p text:style-name="P4"><text:span text:style-name="Source_20_Text"><text:span text:style-name="Variable"><text:span text:style-name="T15">template</text:span></text:span></text:span><text:span text:style-name="Source_20_Text"><text:span text:style-name="T19">&lt;</text:span></text:span><text:span text:style-name="Source_20_Text"><text:span text:style-name="Variable"><text:span text:style-name="T15">class</text:span></text:span></text:span><text:span text:style-name="Source_20_Text"><text:span text:style-name="T19"> InputIterator, </text:span></text:span><text:span text:style-name="Source_20_Text"><text:span text:style-name="Variable"><text:span text:style-name="T15">class</text:span></text:span></text:span><text:span text:style-name="Source_20_Text"><text:span text:style-name="T19"> OutputIterator&gt;</text:span></text:span></text:p>
      <text:p text:style-name="P10"><text:span text:style-name="Source_20_Text"><text:span text:style-name="T20"><text:s text:c="2"/></text:span></text:span><text:span text:style-name="Source_20_Text"><text:span text:style-name="T19">OutputIterator copy (InputIterator first, InputIterator last, OutputIterator result)</text:span></text:span></text:p>
      <text:p text:style-name="P10"><text:span text:style-name="Source_20_Text"><text:span text:style-name="T19">{</text:span></text:span></text:p>
      <text:p text:style-name="P10"><text:span text:style-name="Source_20_Text"><text:span text:style-name="T20"><text:s text:c="2"/></text:span></text:span><text:span text:style-name="Source_20_Text"><text:span text:style-name="Variable"><text:span text:style-name="T15">while</text:span></text:span></text:span><text:span text:style-name="Source_20_Text"><text:span text:style-name="T19"> (first!=last) {</text:span></text:span></text:p>
      <text:p text:style-name="P10"><text:span text:style-name="Source_20_Text"><text:span text:style-name="T20"><text:s text:c="4"/></text:span></text:span><text:span text:style-name="Source_20_Text"><text:span text:style-name="T19">*result = *first;</text:span></text:span></text:p>
      <text:p text:style-name="P10"><text:span text:style-name="Source_20_Text"><text:span text:style-name="T20"><text:s text:c="4"/></text:span></text:span><text:span text:style-name="Source_20_Text"><text:span text:style-name="T19">++result; ++first;</text:span></text:span></text:p>
      <text:p text:style-name="P10"><text:span text:style-name="Source_20_Text"><text:span text:style-name="T20"><text:s text:c="2"/></text:span></text:span><text:span text:style-name="Source_20_Text"><text:span text:style-name="T19">}</text:span></text:span></text:p>
      <text:p text:style-name="P10"><text:span text:style-name="Source_20_Text"><text:span text:style-name="T20"><text:s text:c="2"/></text:span></text:span><text:span text:style-name="Source_20_Text"><text:span text:style-name="Variable"><text:span text:style-name="T15">return</text:span></text:span></text:span><text:span text:style-name="Source_20_Text"><text:span text:style-name="T19"> result;</text:span></text:span></text:p>
      <text:p text:style-name="P10"><text:span text:style-name="Source_20_Text"><text:span text:style-name="T19">}</text:span></text:span></text:p>
      <text:p text:style-name="Standard"/>
      <text:p text:style-name="Standard"/>
      <text:p text:style-name="P14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Citation"><text:span text:style-name="T35">// constructing vectors</text:span></text:span></text:p>
            <text:p text:style-name="P11"><text:span text:style-name="Definition"><text:span text:style-name="T35">#include &lt;iostream&gt;</text:span></text:span></text:p>
            <text:p text:style-name="P11"><text:span text:style-name="Definition"><text:span text:style-name="T35">#include &lt;vector&gt;</text:span></text:span></text:p>
            <text:p text:style-name="P12"/>
            <text:p text:style-name="P10"><text:span text:style-name="Source_20_Text"><text:span text:style-name="Variable"><text:span text:style-name="T16">int</text:span></text:span></text:span><text:span text:style-name="Source_20_Text"><text:span text:style-name="T35"> main ()</text:span></text:span></text:p>
            <text:p text:style-name="P10"><text:span text:style-name="Source_20_Text"><text:span text:style-name="T35">{</text:span></text:span></text:p>
            <text:p text:style-name="P10"><text:span text:style-name="Source_20_Text"><text:span text:style-name="T35"><text:s text:c="2"/></text:span></text:span><text:span text:style-name="Source_20_Text"><text:span text:style-name="Variable"><text:span text:style-name="T16">unsigned</text:span></text:span></text:span><text:span text:style-name="Source_20_Text"><text:span text:style-name="T35"> </text:span></text:span><text:span text:style-name="Source_20_Text"><text:span text:style-name="Variable"><text:span text:style-name="T16">int</text:span></text:span></text:span><text:span text:style-name="Source_20_Text"><text:span text:style-name="T35"> i;</text:span></text:span></text:p>
            <text:p text:style-name="P12"/>
            <text:p text:style-name="P10"><text:span text:style-name="Source_20_Text"><text:span text:style-name="T35"><text:s text:c="2"/></text:span></text:span><text:span text:style-name="Source_20_Text"><text:span text:style-name="Citation"><text:span text:style-name="T27">// constructors used in the same order as described above:</text:span></text:span></text:span></text:p>
            <text:p text:style-name="P10"><text:span text:style-name="Source_20_Text"><text:span text:style-name="T35"><text:s text:c="2"/>std::vector&lt;</text:span></text:span><text:span text:style-name="Source_20_Text"><text:span text:style-name="Variable"><text:span text:style-name="T16">int</text:span></text:span></text:span><text:span text:style-name="Source_20_Text"><text:span text:style-name="T35">&gt; first; <text:s text:c="31"/></text:span></text:span><text:span text:style-name="Source_20_Text"><text:span text:style-name="Citation"><text:span text:style-name="T27">// empty vector of ints</text:span></text:span></text:span></text:p>
            <text:p text:style-name="P10"><text:span text:style-name="Source_20_Text"><text:span text:style-name="T35"><text:s text:c="2"/>std::vector&lt;</text:span></text:span><text:span text:style-name="Source_20_Text"><text:span text:style-name="Variable"><text:span text:style-name="T16">int</text:span></text:span></text:span><text:span text:style-name="Source_20_Text"><text:span text:style-name="T35">&gt; second (4,100); <text:s text:c="22"/></text:span></text:span><text:span text:style-name="Source_20_Text"><text:span text:style-name="Citation"><text:span text:style-name="T27">// four ints with value 100</text:span></text:span></text:span></text:p>
            <text:p text:style-name="P10"><text:span text:style-name="Source_20_Text"><text:span text:style-name="T35"><text:s text:c="2"/>std::vector&lt;</text:span></text:span><text:span text:style-name="Source_20_Text"><text:span text:style-name="Variable"><text:span text:style-name="T16">int</text:span></text:span></text:span><text:span text:style-name="Source_20_Text"><text:span text:style-name="T35">&gt; third (second.begin(),second.end()); <text:s/></text:span></text:span><text:span text:style-name="Source_20_Text"><text:span text:style-name="Citation"><text:span text:style-name="T27">// iterating through second</text:span></text:span></text:span></text:p>
            <text:p text:style-name="P10"><text:span text:style-name="Source_20_Text"><text:span text:style-name="T35"><text:s text:c="2"/>std::vector&lt;</text:span></text:span><text:span text:style-name="Source_20_Text"><text:span text:style-name="Variable"><text:span text:style-name="T16">int</text:span></text:span></text:span><text:span text:style-name="Source_20_Text"><text:span text:style-name="T35">&gt; fourth (third); <text:s text:c="22"/></text:span></text:span><text:span text:style-name="Source_20_Text"><text:span text:style-name="Citation"><text:span text:style-name="T27">// a copy of third</text:span></text:span></text:span></text:p>
            <text:p text:style-name="P12"/>
            <text:p text:style-name="P10"><text:span text:style-name="Source_20_Text"><text:span text:style-name="T35"><text:s text:c="2"/></text:span></text:span><text:span text:style-name="Source_20_Text"><text:span text:style-name="Citation"><text:span text:style-name="T27">// the iterator constructor can also be used to construct from arrays:</text:span></text:span></text:span></text:p>
            <text:p text:style-name="P10"><text:span text:style-name="Source_20_Text"><text:span text:style-name="T35"><text:s text:c="2"/></text:span></text:span><text:span text:style-name="Source_20_Text"><text:span text:style-name="Variable"><text:span text:style-name="T16">int</text:span></text:span></text:span><text:span text:style-name="Source_20_Text"><text:span text:style-name="T35"> myints[] = {16,2,77,29};</text:span></text:span></text:p>
            <text:p text:style-name="P10"><text:span text:style-name="Source_20_Text"><text:span text:style-name="T35"><text:s text:c="2"/>std::vector&lt;</text:span></text:span><text:span text:style-name="Source_20_Text"><text:span text:style-name="Variable"><text:span text:style-name="T16">int</text:span></text:span></text:span><text:span text:style-name="Source_20_Text"><text:span text:style-name="T35">&gt; fifth (myints, myints + </text:span></text:span><text:span text:style-name="Source_20_Text"><text:span text:style-name="Variable"><text:span text:style-name="T16">sizeof</text:span></text:span></text:span><text:span text:style-name="Source_20_Text"><text:span text:style-name="T35">(myints) / </text:span></text:span><text:span text:style-name="Source_20_Text"><text:span text:style-name="Variable"><text:span text:style-name="T16">sizeof</text:span></text:span></text:span><text:span text:style-name="Source_20_Text"><text:span text:style-name="T35">(</text:span></text:span><text:span text:style-name="Source_20_Text"><text:span text:style-name="Variable"><text:span text:style-name="T16">int</text:span></text:span></text:span><text:span text:style-name="Source_20_Text"><text:span text:style-name="T35">) );</text:span></text:span></text:p>
            <text:p text:style-name="P12"/>
            <text:p text:style-name="P10"><text:span text:style-name="Source_20_Text"><text:span text:style-name="T35"><text:s text:c="2"/>std::cout &lt;&lt; </text:span></text:span><text:span text:style-name="Source_20_Text"><text:span text:style-name="User_20_Entry"><text:span text:style-name="T30">"The contents of fifth are:"</text:span></text:span></text:span><text:span text:style-name="Source_20_Text"><text:span text:style-name="T35">;</text:span></text:span></text:p>
            <text:p text:style-name="P10"><text:span text:style-name="Source_20_Text"><text:span text:style-name="T35"><text:s text:c="2"/></text:span></text:span><text:span text:style-name="Source_20_Text"><text:span text:style-name="Variable"><text:span text:style-name="T16">for</text:span></text:span></text:span><text:span text:style-name="Source_20_Text"><text:span text:style-name="T35"> (std::vector&lt;</text:span></text:span><text:span text:style-name="Source_20_Text"><text:span text:style-name="Variable"><text:span text:style-name="T16">int</text:span></text:span></text:span><text:span text:style-name="Source_20_Text"><text:span text:style-name="T35">&gt;::iterator it = fifth.begin(); it != fifth.end(); ++it)</text:span></text:span></text:p>
            <text:p text:style-name="P10"><text:span text:style-name="Source_20_Text"><text:span text:style-name="T35"><text:s text:c="4"/>std::cout &lt;&lt; </text:span></text:span><text:span text:style-name="Source_20_Text"><text:span text:style-name="User_20_Entry"><text:span text:style-name="T30">' '</text:span></text:span></text:span><text:span text:style-name="Source_20_Text"><text:span text:style-name="T35"> &lt;&lt; *it;</text:span></text:span></text:p>
            <text:p text:style-name="P10"><text:span text:style-name="Source_20_Text"><text:span text:style-name="T35"><text:s text:c="2"/>std::cout &lt;&lt; </text:span></text:span><text:span text:style-name="Source_20_Text"><text:span text:style-name="User_20_Entry"><text:span text:style-name="T30">'\n'</text:span></text:span></text:span><text:span text:style-name="Source_20_Text"><text:span text:style-name="T35">;</text:span></text:span></text:p>
            <text:p text:style-name="P12"/>
            <text:p text:style-name="P10"><text:span text:style-name="Source_20_Text"><text:span text:style-name="T35"><text:s text:c="2"/></text:span></text:span><text:span text:style-name="Source_20_Text"><text:span text:style-name="Variable"><text:span text:style-name="T16">return</text:span></text:span></text:span><text:span text:style-name="Source_20_Text"><text:span text:style-name="T35"> 0;</text:span></text:span></text:p>
            <text:p text:style-name="P10"><text:span text:style-name="Source_20_Text"><text:span text:style-name="T35">}</text:span></text:span></text:p>
          </table:table-cell>
        </table:table-row>
      </table:table>
      <text:p text:style-name="P15"><text:line-break/></text:p>
      <text:p text:style-name="P4"><text:span text:style-name="Citation"><text:span text:style-name="T28">// istream::getline example</text:span></text:span></text:p>
      <text:p text:style-name="P10"><text:span text:style-name="Source_20_Text"><text:span text:style-name="Definition"><text:span text:style-name="T33">#include &lt;iostream&gt; <text:s text:c="4"/></text:span></text:span></text:span><text:span text:style-name="Source_20_Text"><text:span text:style-name="Citation"><text:span text:style-name="T28">// std::cin, std::cout</text:span></text:span></text:span></text:p>
      <text:p text:style-name="P12"/>
      <text:p text:style-name="P10"><text:soft-page-break/><text:span text:style-name="Source_20_Text"><text:span text:style-name="Variable"><text:span text:style-name="T17">int</text:span></text:span></text:span><text:span text:style-name="Source_20_Text"><text:span text:style-name="T21"> main () {</text:span></text:span></text:p>
      <text:p text:style-name="P10"><text:span text:style-name="Source_20_Text"><text:span text:style-name="T22"><text:s text:c="2"/></text:span></text:span><text:span text:style-name="Source_20_Text"><text:span text:style-name="Variable"><text:span text:style-name="T17">char</text:span></text:span></text:span><text:span text:style-name="Source_20_Text"><text:span text:style-name="T21"> name[256], title[256];</text:span></text:span></text:p>
      <text:p text:style-name="P12"/>
      <text:p text:style-name="P10"><text:span text:style-name="Source_20_Text"><text:span text:style-name="T22"><text:s text:c="2"/></text:span></text:span><text:span text:style-name="Source_20_Text"><text:span text:style-name="T21">std::cout &lt;&lt; </text:span></text:span><text:span text:style-name="Source_20_Text"><text:span text:style-name="User_20_Entry"><text:span text:style-name="T31">"Please, enter your name: "</text:span></text:span></text:span><text:span text:style-name="Source_20_Text"><text:span text:style-name="T21">;</text:span></text:span></text:p>
      <text:p text:style-name="P10"><text:span text:style-name="Source_20_Text"><text:span text:style-name="T22"><text:s text:c="2"/></text:span></text:span><text:span text:style-name="Source_20_Text"><text:span text:style-name="T21">std::cin.getline (name,256);</text:span></text:span></text:p>
      <text:p text:style-name="P12"/>
      <text:p text:style-name="P10"><text:span text:style-name="Source_20_Text"><text:span text:style-name="T22"><text:s text:c="2"/></text:span></text:span><text:span text:style-name="Source_20_Text"><text:span text:style-name="T21">std::cout &lt;&lt; </text:span></text:span><text:span text:style-name="Source_20_Text"><text:span text:style-name="User_20_Entry"><text:span text:style-name="T31">"Please, enter your favourite movie: "</text:span></text:span></text:span><text:span text:style-name="Source_20_Text"><text:span text:style-name="T21">;</text:span></text:span></text:p>
      <text:p text:style-name="P10"><text:span text:style-name="Source_20_Text"><text:span text:style-name="T22"><text:s text:c="2"/></text:span></text:span><text:span text:style-name="Source_20_Text"><text:span text:style-name="T21">std::cin.getline (title,256);</text:span></text:span></text:p>
      <text:p text:style-name="P12"/>
      <text:p text:style-name="P10"><text:span text:style-name="Source_20_Text"><text:span text:style-name="T22"><text:s text:c="2"/></text:span></text:span><text:span text:style-name="Source_20_Text"><text:span text:style-name="T21">std::cout &lt;&lt; name &lt;&lt; </text:span></text:span><text:span text:style-name="Source_20_Text"><text:span text:style-name="User_20_Entry"><text:span text:style-name="T31">"'s favourite movie is "</text:span></text:span></text:span><text:span text:style-name="Source_20_Text"><text:span text:style-name="T21"> &lt;&lt; title;</text:span></text:span></text:p>
      <text:p text:style-name="P12"/>
      <text:p text:style-name="P10"><text:span text:style-name="Source_20_Text"><text:span text:style-name="T22"><text:s text:c="2"/></text:span></text:span><text:span text:style-name="Source_20_Text"><text:span text:style-name="Variable"><text:span text:style-name="T17">return</text:span></text:span></text:span><text:span text:style-name="Source_20_Text"><text:span text:style-name="T21"> 0;</text:span></text:span></text:p>
      <text:p text:style-name="P10"><text:span text:style-name="Source_20_Text"><text:span text:style-name="T21">}</text:span></text:span></text:p>
      <text:p text:style-name="P15"/>
      <text:p text:style-name="P19">#include &lt;iostream&gt;</text:p>
      <text:p text:style-name="P19">#include &lt;algorithm&gt;</text:p>
      <text:p text:style-name="P19">#include &lt;cmath&gt;</text:p>
      <text:p text:style-name="P19">#include &lt;utility&gt;</text:p>
      <text:p text:style-name="P19">#include &lt;queue&gt;</text:p>
      <text:p text:style-name="P19">#include &lt;stack&gt;</text:p>
      <text:p text:style-name="P19">#include &lt;cstring&gt;</text:p>
      <text:p text:style-name="P19">#include &lt;set&gt;</text:p>
      <text:p text:style-name="P19">#include &lt;cstdlib&gt;</text:p>
      <text:p text:style-name="P19">#include &lt;sstream&gt;</text:p>
      <text:p text:style-name="P16"><text:span text:style-name="T34">#include &lt;functional&gt; <text:s/>//</text:span><text:span text:style-name="T37">greater</text:span></text:p>
      <text:p text:style-name="P19">int main() {</text:p>
      <text:p text:style-name="P16"><text:span text:style-name="T34"><text:s text:c="4"/>priority_queue&lt;int, vector&lt;int&gt;, less&lt;int&gt; &gt; left; <text:s text:c="2"/>// </text:span><text:span text:style-name="T36">max heap</text:span></text:p>
      <text:p text:style-name="P16"><text:span text:style-name="T34"><text:s text:c="4"/>priority_queue&lt;int, vector&lt;int&gt;, std::greater&lt;int&gt; &gt; right; <text:s/>// </text:span><text:span text:style-name="T36">min heap</text:span></text:p>
      <text:p text:style-name="P19"><text:s text:c="4"/>int mid = 0;</text:p>
      <text:p text:style-name="P19"/>
      <text:p text:style-name="P19"><text:s text:c="4"/>for (int i=0; i&lt;6000001; i++) {</text:p>
      <text:p text:style-name="P19"><text:s text:c="8"/>char s[20];</text:p>
      <text:p text:style-name="P19"><text:s text:c="8"/>memset(s, 0, 20);</text:p>
      <text:p text:style-name="P19"><text:s text:c="8"/>int num;</text:p>
      <text:p text:style-name="P19"><text:s text:c="8"/>fgets(s, 20, stdin);</text:p>
      <text:p text:style-name="P19"><text:s text:c="8"/>if (s[0] == '#') {</text:p>
      <text:p text:style-name="P19"><text:s text:c="12"/>printf("%d\n", mid);</text:p>
      <text:p text:style-name="P19"><text:s text:c="12"/>int left_size = left.size();</text:p>
      <text:p text:style-name="P19"><text:s text:c="12"/>int right_size = right.size();</text:p>
      <text:p text:style-name="P19"><text:s text:c="12"/>if (left_size == 0 &amp;&amp; right_size == 0) {</text:p>
      <text:p text:style-name="P19"><text:s text:c="16"/>mid = 0;</text:p>
      <text:p text:style-name="P19"><text:s text:c="12"/>} else if (left_size == right_size) {</text:p>
      <text:p text:style-name="P19"><text:s text:c="16"/>mid = right.top();</text:p>
      <text:p text:style-name="P19"><text:s text:c="16"/>right.pop();</text:p>
      <text:p text:style-name="P19"><text:s text:c="12"/>} else {</text:p>
      <text:p text:style-name="P19"><text:s text:c="16"/>mid = left.top();</text:p>
      <text:p text:style-name="P19"><text:s text:c="16"/>left.pop();</text:p>
      <text:p text:style-name="P19"><text:s text:c="12"/>}</text:p>
      <text:p text:style-name="P19"><text:soft-page-break/></text:p>
      <text:p text:style-name="P19"><text:s text:c="8"/>} else if (s[0] == '\0') {</text:p>
      <text:p text:style-name="P19"><text:s text:c="12"/>break;</text:p>
      <text:p text:style-name="P19"><text:s text:c="8"/>} else {</text:p>
      <text:p text:style-name="P19"><text:s text:c="12"/>int num = atoi(s);</text:p>
      <text:p text:style-name="P19"><text:s text:c="12"/>int left_size = left.size();</text:p>
      <text:p text:style-name="P19"><text:s text:c="12"/>int right_size = right.size();</text:p>
      <text:p text:style-name="P19"><text:s text:c="12"/>if (left_size == 0 &amp;&amp; right_size == 0 &amp;&amp; mid == 0) {</text:p>
      <text:p text:style-name="P19"><text:s text:c="16"/>mid = num;</text:p>
      <text:p text:style-name="P19"><text:s text:c="12"/>} else if (left_size == right_size) {</text:p>
      <text:p text:style-name="P19"><text:s text:c="16"/>if (num &lt;= mid) {</text:p>
      <text:p text:style-name="P19"><text:s text:c="20"/>left.push(num);</text:p>
      <text:p text:style-name="P19"><text:s text:c="16"/>} else {</text:p>
      <text:p text:style-name="P19"><text:s text:c="20"/>left.push(mid);</text:p>
      <text:p text:style-name="P19"><text:s text:c="20"/>right.push(num);</text:p>
      <text:p text:style-name="P19"><text:s text:c="20"/>mid = right.top();</text:p>
      <text:p text:style-name="P19"><text:s text:c="20"/>right.pop();</text:p>
      <text:p text:style-name="P19"><text:s text:c="16"/>}</text:p>
      <text:p text:style-name="P19"><text:s text:c="12"/>} else {</text:p>
      <text:p text:style-name="P19"><text:s text:c="16"/>if (num &gt; mid) {</text:p>
      <text:p text:style-name="P19"><text:s text:c="20"/>right.push(num);</text:p>
      <text:p text:style-name="P19"><text:s text:c="16"/>} else {</text:p>
      <text:p text:style-name="P19"><text:s text:c="20"/>right.push(mid);</text:p>
      <text:p text:style-name="P19"><text:s text:c="20"/>left.push(num);</text:p>
      <text:p text:style-name="P19"><text:s text:c="20"/>mid = left.top();</text:p>
      <text:p text:style-name="P19"><text:s text:c="20"/>left.pop();</text:p>
      <text:p text:style-name="P19"><text:s text:c="16"/>}</text:p>
      <text:p text:style-name="P19"><text:s text:c="12"/>}</text:p>
      <text:p text:style-name="P19"><text:s text:c="8"/>}</text:p>
      <text:p text:style-name="P19"><text:s text:c="4"/>}</text:p>
      <text:p text:style-name="P19">}</text:p>
      <text:p text:style-name="P20"/>
      <text:p text:style-name="P20">priority queue</text:p>
      <text:p text:style-name="P18"><text:span text:style-name="Citation"><text:span text:style-name="T26">// constructing priority queues</text:span></text:span></text:p>
      <text:p text:style-name="P10"><text:span text:style-name="Source_20_Text"><text:span text:style-name="Definition"><text:span text:style-name="T32">#include &lt;iostream&gt; <text:s text:c="6"/></text:span></text:span></text:span><text:span text:style-name="Source_20_Text"><text:span text:style-name="Citation"><text:span text:style-name="T25">// std::cout</text:span></text:span></text:span></text:p>
      <text:p text:style-name="P10"><text:span text:style-name="Source_20_Text"><text:span text:style-name="Definition"><text:span text:style-name="T32">#include &lt;queue&gt; <text:s text:c="9"/></text:span></text:span></text:span><text:span text:style-name="Source_20_Text"><text:span text:style-name="Citation"><text:span text:style-name="T25">// std::priority_queue</text:span></text:span></text:span></text:p>
      <text:p text:style-name="P10"><text:span text:style-name="Source_20_Text"><text:span text:style-name="Definition"><text:span text:style-name="T32">#include &lt;vector&gt; <text:s text:c="8"/></text:span></text:span></text:span><text:span text:style-name="Source_20_Text"><text:span text:style-name="Citation"><text:span text:style-name="T25">// std::vector</text:span></text:span></text:span></text:p>
      <text:p text:style-name="P10"><text:span text:style-name="Source_20_Text"><text:span text:style-name="Definition"><text:span text:style-name="T32">#include &lt;functional&gt; <text:s text:c="4"/></text:span></text:span></text:span><text:span text:style-name="Source_20_Text"><text:span text:style-name="Citation"><text:span text:style-name="T25">// std::greater</text:span></text:span></text:span></text:p>
      <text:p text:style-name="P10"/>
      <text:p text:style-name="P10"><text:span text:style-name="Source_20_Text"><text:span text:style-name="Variable"><text:span text:style-name="T15">class</text:span></text:span></text:span><text:span text:style-name="Source_20_Text"><text:span text:style-name="T19"> mycomparison</text:span></text:span></text:p>
      <text:p text:style-name="P10"><text:span text:style-name="Source_20_Text"><text:span text:style-name="T19">{</text:span></text:span></text:p>
      <text:p text:style-name="P10"><text:span text:style-name="Source_20_Text"><text:span text:style-name="T20"><text:s text:c="2"/></text:span></text:span><text:span text:style-name="Source_20_Text"><text:span text:style-name="Variable"><text:span text:style-name="T15">bool</text:span></text:span></text:span><text:span text:style-name="Source_20_Text"><text:span text:style-name="T19"> reverse;</text:span></text:span></text:p>
      <text:p text:style-name="P10"><text:span text:style-name="Source_20_Text"><text:span text:style-name="Variable"><text:span text:style-name="T15">public</text:span></text:span></text:span><text:span text:style-name="Source_20_Text"><text:span text:style-name="T19">:</text:span></text:span></text:p>
      <text:p text:style-name="P10"><text:span text:style-name="Source_20_Text"><text:span text:style-name="T20"><text:s text:c="2"/></text:span></text:span><text:span text:style-name="Source_20_Text"><text:span text:style-name="T19">mycomparison(</text:span></text:span><text:span text:style-name="Source_20_Text"><text:span text:style-name="Variable"><text:span text:style-name="T15">const</text:span></text:span></text:span><text:span text:style-name="Source_20_Text"><text:span text:style-name="T19"> </text:span></text:span><text:span text:style-name="Source_20_Text"><text:span text:style-name="Variable"><text:span text:style-name="T15">bool</text:span></text:span></text:span><text:span text:style-name="Source_20_Text"><text:span text:style-name="T19">&amp; revparam=</text:span></text:span><text:span text:style-name="Source_20_Text"><text:span text:style-name="Variable"><text:span text:style-name="T15">false</text:span></text:span></text:span><text:span text:style-name="Source_20_Text"><text:span text:style-name="T19">)</text:span></text:span></text:p>
      <text:p text:style-name="P10"><text:span text:style-name="Source_20_Text"><text:span text:style-name="T20"><text:s text:c="4"/></text:span></text:span><text:span text:style-name="Source_20_Text"><text:span text:style-name="T19">{reverse=revparam;}</text:span></text:span></text:p>
      <text:p text:style-name="P10"><text:span text:style-name="Source_20_Text"><text:span text:style-name="T20"><text:s text:c="2"/></text:span></text:span><text:span text:style-name="Source_20_Text"><text:span text:style-name="Variable"><text:span text:style-name="T15">bool</text:span></text:span></text:span><text:span text:style-name="Source_20_Text"><text:span text:style-name="T19"> </text:span></text:span><text:span text:style-name="Source_20_Text"><text:span text:style-name="Variable"><text:span text:style-name="T15">operator</text:span></text:span></text:span><text:span text:style-name="Source_20_Text"><text:span text:style-name="T19">() (</text:span></text:span><text:span text:style-name="Source_20_Text"><text:span text:style-name="Variable"><text:span text:style-name="T15">const</text:span></text:span></text:span><text:span text:style-name="Source_20_Text"><text:span text:style-name="T19"> </text:span></text:span><text:span text:style-name="Source_20_Text"><text:span text:style-name="Variable"><text:span text:style-name="T15">int</text:span></text:span></text:span><text:span text:style-name="Source_20_Text"><text:span text:style-name="T19">&amp; lhs, </text:span></text:span><text:span text:style-name="Source_20_Text"><text:span text:style-name="Variable"><text:span text:style-name="T15">const</text:span></text:span></text:span><text:span text:style-name="Source_20_Text"><text:span text:style-name="T19"> </text:span></text:span><text:span text:style-name="Source_20_Text"><text:span text:style-name="Variable"><text:span text:style-name="T15">int</text:span></text:span></text:span><text:span text:style-name="Source_20_Text"><text:span text:style-name="T19">&amp;rhs) </text:span></text:span><text:span text:style-name="Source_20_Text"><text:span text:style-name="Variable"><text:span text:style-name="T15">const</text:span></text:span></text:span></text:p>
      <text:p text:style-name="P10"><text:span text:style-name="Source_20_Text"><text:span text:style-name="T20"><text:s text:c="2"/></text:span></text:span><text:span text:style-name="Source_20_Text"><text:span text:style-name="T19">{</text:span></text:span></text:p>
      <text:p text:style-name="P10"><text:span text:style-name="Source_20_Text"><text:span text:style-name="T20"><text:s text:c="4"/></text:span></text:span><text:span text:style-name="Source_20_Text"><text:span text:style-name="Variable"><text:span text:style-name="T15">if</text:span></text:span></text:span><text:span text:style-name="Source_20_Text"><text:span text:style-name="T19"> (reverse) </text:span></text:span><text:span text:style-name="Source_20_Text"><text:span text:style-name="Variable"><text:span text:style-name="T15">return</text:span></text:span></text:span><text:span text:style-name="Source_20_Text"><text:span text:style-name="T19"> (lhs&gt;rhs);</text:span></text:span></text:p>
      <text:p text:style-name="P10"><text:span text:style-name="Source_20_Text"><text:span text:style-name="T23"><text:s text:c="4"/></text:span></text:span><text:span text:style-name="Source_20_Text"><text:span text:style-name="Variable"><text:span text:style-name="T18">else</text:span></text:span></text:span><text:span text:style-name="Source_20_Text"><text:span text:style-name="T24"> </text:span></text:span><text:span text:style-name="Source_20_Text"><text:span text:style-name="Variable"><text:span text:style-name="T18">return</text:span></text:span></text:span><text:span text:style-name="Source_20_Text"><text:span text:style-name="T24"> (lhs&lt;rhs);</text:span></text:span></text:p>
      <text:p text:style-name="P10"><text:soft-page-break/><text:span text:style-name="Source_20_Text"><text:span text:style-name="T23"><text:s text:c="2"/></text:span></text:span><text:span text:style-name="Source_20_Text"><text:span text:style-name="T24">}</text:span></text:span></text:p>
      <text:p text:style-name="P10"><text:span text:style-name="Source_20_Text"><text:span text:style-name="T24">};</text:span></text:span></text:p>
      <text:p text:style-name="P13"/>
      <text:p text:style-name="P10"><text:span text:style-name="Source_20_Text"><text:span text:style-name="Variable"><text:span text:style-name="T18">int</text:span></text:span></text:span><text:span text:style-name="Source_20_Text"><text:span text:style-name="T24"> main ()</text:span></text:span></text:p>
      <text:p text:style-name="P10"><text:span text:style-name="Source_20_Text"><text:span text:style-name="T24">{</text:span></text:span></text:p>
      <text:p text:style-name="P10"><text:span text:style-name="Source_20_Text"><text:span text:style-name="T23"><text:s text:c="2"/></text:span></text:span><text:span text:style-name="Source_20_Text"><text:span text:style-name="Variable"><text:span text:style-name="T18">int</text:span></text:span></text:span><text:span text:style-name="Source_20_Text"><text:span text:style-name="T24"> myints[]= {10,60,50,20};</text:span></text:span></text:p>
      <text:p text:style-name="P13"/>
      <text:p text:style-name="P10"><text:span text:style-name="Source_20_Text"><text:span text:style-name="T23"><text:s text:c="2"/></text:span></text:span><text:span text:style-name="Source_20_Text"><text:span text:style-name="T24">std::priority_queue&lt;</text:span></text:span><text:span text:style-name="Source_20_Text"><text:span text:style-name="Variable"><text:span text:style-name="T18">int</text:span></text:span></text:span><text:span text:style-name="Source_20_Text"><text:span text:style-name="T24">&gt; first;</text:span></text:span></text:p>
      <text:p text:style-name="P10"><text:span text:style-name="Source_20_Text"><text:span text:style-name="T23"><text:s text:c="2"/></text:span></text:span><text:span text:style-name="Source_20_Text"><text:span text:style-name="T24">std::priority_queue&lt;</text:span></text:span><text:span text:style-name="Source_20_Text"><text:span text:style-name="Variable"><text:span text:style-name="T18">int</text:span></text:span></text:span><text:span text:style-name="Source_20_Text"><text:span text:style-name="T24">&gt; second (myints,myints+4);</text:span></text:span></text:p>
      <text:p text:style-name="P10"><text:span text:style-name="Source_20_Text"><text:span text:style-name="T23"><text:s text:c="2"/></text:span></text:span><text:span text:style-name="Source_20_Text"><text:span text:style-name="T24">std::priority_queue&lt;</text:span></text:span><text:span text:style-name="Source_20_Text"><text:span text:style-name="Variable"><text:span text:style-name="T18">int</text:span></text:span></text:span><text:span text:style-name="Source_20_Text"><text:span text:style-name="T24">, std::vector&lt;</text:span></text:span><text:span text:style-name="Source_20_Text"><text:span text:style-name="Variable"><text:span text:style-name="T18">int</text:span></text:span></text:span><text:span text:style-name="Source_20_Text"><text:span text:style-name="T24">&gt;, std::greater&lt;</text:span></text:span><text:span text:style-name="Source_20_Text"><text:span text:style-name="Variable"><text:span text:style-name="T18">int</text:span></text:span></text:span><text:span text:style-name="Source_20_Text"><text:span text:style-name="T24">&gt; &gt;</text:span></text:span></text:p>
      <text:p text:style-name="P10"><text:span text:style-name="Source_20_Text"><text:span text:style-name="T23"><text:s text:c="28"/></text:span></text:span><text:span text:style-name="Source_20_Text"><text:span text:style-name="T24">third (myints,myints+4);</text:span></text:span></text:p>
      <text:p text:style-name="P10"><text:span text:style-name="Source_20_Text"><text:span text:style-name="T23"><text:s text:c="2"/></text:span></text:span><text:span text:style-name="Source_20_Text"><text:span text:style-name="Citation"><text:span text:style-name="T29">// using mycomparison:</text:span></text:span></text:span></text:p>
      <text:p text:style-name="P10"><text:span text:style-name="Source_20_Text"><text:span text:style-name="T23"><text:s text:c="2"/></text:span></text:span><text:span text:style-name="Source_20_Text"><text:span text:style-name="Variable"><text:span text:style-name="T18">typedef</text:span></text:span></text:span><text:span text:style-name="Source_20_Text"><text:span text:style-name="T24"> std::priority_queue&lt;</text:span></text:span><text:span text:style-name="Source_20_Text"><text:span text:style-name="Variable"><text:span text:style-name="T18">int</text:span></text:span></text:span><text:span text:style-name="Source_20_Text"><text:span text:style-name="T24">,std::vector&lt;</text:span></text:span><text:span text:style-name="Source_20_Text"><text:span text:style-name="Variable"><text:span text:style-name="T18">int</text:span></text:span></text:span><text:span text:style-name="Source_20_Text"><text:span text:style-name="T24">&gt;,mycomparison&gt; mypq_type;</text:span></text:span></text:p>
      <text:p text:style-name="P13"/>
      <text:p text:style-name="P10"><text:span text:style-name="Source_20_Text"><text:span text:style-name="T23"><text:s text:c="2"/></text:span></text:span><text:span text:style-name="Source_20_Text"><text:span text:style-name="T24">mypq_type fourth; <text:s text:c="22"/></text:span></text:span><text:span text:style-name="Source_20_Text"><text:span text:style-name="Citation"><text:span text:style-name="T29">// less-than comparison</text:span></text:span></text:span></text:p>
      <text:p text:style-name="P10"><text:span text:style-name="Source_20_Text"><text:span text:style-name="T23"><text:s text:c="2"/></text:span></text:span><text:span text:style-name="Source_20_Text"><text:span text:style-name="T24">mypq_type fifth (mycomparison(</text:span></text:span><text:span text:style-name="Source_20_Text"><text:span text:style-name="Variable"><text:span text:style-name="T18">true</text:span></text:span></text:span><text:span text:style-name="Source_20_Text"><text:span text:style-name="T24">)); <text:s text:c="2"/></text:span></text:span><text:span text:style-name="Source_20_Text"><text:span text:style-name="Citation"><text:span text:style-name="T29">// greater-than comparison</text:span></text:span></text:span></text:p>
      <text:p text:style-name="P13"/>
      <text:p text:style-name="P10"><text:span text:style-name="Source_20_Text"><text:span text:style-name="T23"><text:s text:c="2"/></text:span></text:span><text:span text:style-name="Source_20_Text"><text:span text:style-name="Variable"><text:span text:style-name="T18">return</text:span></text:span></text:span><text:span text:style-name="Source_20_Text"><text:span text:style-name="T24"> 0;</text:span></text:span></text:p>
      <text:p text:style-name="P10"><text:span text:style-name="Source_20_Text"><text:span text:style-name="T24">}</text:span></text:span></text:p>
      <text:p text:style-name="P21"/>
      <text:p text:style-name="P21"/>
      <text:p text:style-name="P24">Fenwick tree:</text:p>
      <text:p text:style-name="P24">#include &lt;iostream&gt;</text:p>
      <text:p text:style-name="P24">#include &lt;fstream&gt;</text:p>
      <text:p text:style-name="P24">#include &lt;cstring&gt;</text:p>
      <text:p text:style-name="P24">#include &lt;string&gt;</text:p>
      <text:p text:style-name="P24">#include &lt;vector&gt;</text:p>
      <text:p text:style-name="P24">#include &lt;algorithm&gt;</text:p>
      <text:p text:style-name="P24">#include &lt;cassert&gt;</text:p>
      <text:p text:style-name="P24">#include &lt;cstdio&gt;</text:p>
      <text:p text:style-name="P24">#include &lt;deque&gt;</text:p>
      <text:p text:style-name="P22"/>
      <text:p text:style-name="P24">using namespace std;</text:p>
      <text:p text:style-name="P24"/>
      <text:p text:style-name="P24">typedef long long ll;</text:p>
      <text:p text:style-name="P24">typedef pair&lt;int,int&gt; pii;</text:p>
      <text:p text:style-name="P24"/>
      <text:p text:style-name="P24">const int MAX = 100005;</text:p>
      <text:p text:style-name="P24">const int mx[] = {1,-1,0,0}, my[] = {0,0,1,-1};</text:p>
      <text:p text:style-name="P24"/>
      <text:p text:style-name="P24">int N, A [MAX], tree[4 * MAX];</text:p>
      <text:p text:style-name="P24">ll L[MAX], R[MAX];</text:p>
      <text:p text:style-name="P24"/>
      <text:p text:style-name="P24">void push1 (int a) {</text:p>
      <text:p text:style-name="P24"><text:tab/>a --;</text:p>
      <text:p text:style-name="P24"><text:tab/>for (int x = a; x &gt; 0; x -= (x &amp; -x)) {</text:p>
      <text:p text:style-name="P24"><text:tab/><text:tab/>tree [x] ++;</text:p>
      <text:p text:style-name="P24"><text:tab/>}</text:p>
      <text:p text:style-name="P24">}</text:p>
      <text:p text:style-name="P24"/>
      <text:p text:style-name="P24">int pop1 (int a) {</text:p>
      <text:p text:style-name="P24"><text:tab/>int res = 0;</text:p>
      <text:p text:style-name="P24"><text:soft-page-break/><text:tab/>for (int x = a; x &lt; 4 * MAX; x += (x &amp; -x)) {</text:p>
      <text:p text:style-name="P24"><text:tab/><text:tab/>res += tree [x];</text:p>
      <text:p text:style-name="P24"><text:tab/>}</text:p>
      <text:p text:style-name="P24"><text:tab/>return res;</text:p>
      <text:p text:style-name="P24">}</text:p>
      <text:p text:style-name="P24"/>
      <text:p text:style-name="P24">void push2 (int a) {</text:p>
      <text:p text:style-name="P24"><text:tab/>a ++;</text:p>
      <text:p text:style-name="P24"><text:tab/>for (int x = a; x &lt; 4 * MAX; x += (x &amp; -x)) {</text:p>
      <text:p text:style-name="P24"><text:tab/><text:tab/>tree [x] ++;</text:p>
      <text:p text:style-name="P24"><text:tab/>}</text:p>
      <text:p text:style-name="P24">}</text:p>
      <text:p text:style-name="P24"/>
      <text:p text:style-name="P24">int pop2 (int a) {</text:p>
      <text:p text:style-name="P24"><text:tab/>int res = 0;</text:p>
      <text:p text:style-name="P24"><text:tab/>for (int x = a; x &gt; 0; x -= (x &amp; -x)) {</text:p>
      <text:p text:style-name="P24"><text:tab/><text:tab/>res += tree [x];</text:p>
      <text:p text:style-name="P24"><text:tab/>}</text:p>
      <text:p text:style-name="P24"><text:tab/>return res;</text:p>
      <text:p text:style-name="P24">}</text:p>
      <text:p text:style-name="P24"/>
      <text:p text:style-name="P24">int main () {</text:p>
      <text:p text:style-name="P24"><text:tab/>scanf ("%d", &amp;N);</text:p>
      <text:p text:style-name="P24"><text:tab/>for (int i = 0; i &lt; N; i ++) {</text:p>
      <text:p text:style-name="P24"><text:tab/><text:tab/>scanf ("%d", &amp;A[i]);</text:p>
      <text:p text:style-name="P24"><text:tab/>}</text:p>
      <text:p text:style-name="P24"/>
      <text:p text:style-name="P24"><text:tab/>memset (tree, 0, sizeof (tree));</text:p>
      <text:p text:style-name="P24"><text:tab/>for (int i = 0; i &lt; N; i ++) {</text:p>
      <text:p text:style-name="P24"><text:tab/><text:tab/>L [i] = pop1 (A[i]);</text:p>
      <text:p text:style-name="P24"><text:tab/><text:tab/>push1 (A[i]);</text:p>
      <text:p text:style-name="P24"><text:tab/>}</text:p>
      <text:p text:style-name="P24"><text:tab/>memset (tree, 0, sizeof (tree));</text:p>
      <text:p text:style-name="P24"><text:tab/>for (int i = N - 1; i &gt;= 0; i --) {</text:p>
      <text:p text:style-name="P24"><text:tab/><text:tab/>R [i] = pop2 (A[i]);</text:p>
      <text:p text:style-name="P24"><text:tab/><text:tab/>push2 (A[i]);</text:p>
      <text:p text:style-name="P24"><text:tab/>}</text:p>
      <text:p text:style-name="P24"/>
      <text:p text:style-name="P24"><text:tab/>ll res = 0;</text:p>
      <text:p text:style-name="P24"><text:tab/>for (int i = 0; i &lt; N; i ++) {</text:p>
      <text:p text:style-name="P24"><text:tab/><text:tab/>//cout &lt;&lt; L [i] &lt;&lt; " "&lt;&lt; R[i] &lt;&lt; '\n';</text:p>
      <text:p text:style-name="P24"><text:soft-page-break/><text:tab/><text:tab/>res += L[i] * R[i];</text:p>
      <text:p text:style-name="P24"><text:tab/>}</text:p>
      <text:p text:style-name="P24"><text:tab/>printf ("%llu\n", res);</text:p>
      <text:p text:style-name="P24">}</text:p>
      <text:p text:style-name="P24"/>
      <text:p text:style-name="P22"/>
      <text:p text:style-name="P22"/>
      <text:p text:style-name="P17"><text:span text:style-name="T37">// </text:span><text:span text:style-name="T38">breadth first search</text:span></text:p>
      <text:p text:style-name="P23">#include &lt;utility&gt;</text:p>
      <text:p text:style-name="P23"/>
      <text:p text:style-name="P23">using namespace std;</text:p>
      <text:p text:style-name="P23"/>
      <text:p text:style-name="P23">typedef pair&lt;int, int&gt; state;</text:p>
      <text:p text:style-name="P23"/>
      <text:p text:style-name="P23">void print_queue(int g[],int n) {</text:p>
      <text:p text:style-name="P23"><text:s text:c="4"/>for (int i=0; i&lt;n; i++) {</text:p>
      <text:p text:style-name="P23"><text:s text:c="8"/>cout &lt;&lt;g[i];</text:p>
      <text:p text:style-name="P23"><text:s text:c="4"/>}</text:p>
      <text:p text:style-name="P23"><text:s text:c="4"/>cout&lt;&lt;endl;</text:p>
      <text:p text:style-name="P23">}</text:p>
      <text:p text:style-name="P23"/>
      <text:p text:style-name="P23">int main() {</text:p>
      <text:p text:style-name="P23"><text:s text:c="4"/>int f,s,g,u,d;</text:p>
      <text:p text:style-name="P23"/>
      <text:p text:style-name="P23"><text:s text:c="4"/>cin &gt;&gt; f &gt;&gt; s &gt;&gt; g &gt;&gt; u &gt;&gt; d;</text:p>
      <text:p text:style-name="P23"><text:s text:c="4"/>int *visited = (int *)calloc(f+1, sizeof(int));</text:p>
      <text:p text:style-name="P23"><text:s text:c="4"/>queue&lt;state&gt; q;</text:p>
      <text:p text:style-name="P23"/>
      <text:p text:style-name="P23"><text:s text:c="4"/>state start = make_pair(s, 0);</text:p>
      <text:p text:style-name="P23"><text:s text:c="4"/>q.push(start);</text:p>
      <text:p text:style-name="P23"><text:s text:c="4"/>visited[s] = 1;</text:p>
      <text:p text:style-name="P23"><text:s text:c="4"/>while (!q.empty()) {</text:p>
      <text:p text:style-name="P23"><text:s text:c="8"/>state cur = q.front();</text:p>
      <text:p text:style-name="P23"><text:s text:c="8"/>q.pop();</text:p>
      <text:p text:style-name="P23"/>
      <text:p text:style-name="P23"><text:s text:c="8"/>if (cur.first == g) {</text:p>
      <text:p text:style-name="P23"><text:s text:c="12"/>cout &lt;&lt; cur.second &lt;&lt; endl;</text:p>
      <text:p text:style-name="P23"><text:s text:c="12"/>return 0;</text:p>
      <text:p text:style-name="P23"><text:s text:c="8"/>}</text:p>
      <text:p text:style-name="P23"/>
      <text:p text:style-name="P23"><text:s text:c="8"/>int up = cur.first + u;</text:p>
      <text:p text:style-name="P23"><text:s text:c="8"/>int down = cur.first - d;</text:p>
      <text:p text:style-name="P23"/>
      <text:p text:style-name="P23"><text:s text:c="8"/>if (0 &lt; up &amp;&amp; up &lt;= f &amp;&amp; visited[up] == 0) {</text:p>
      <text:p text:style-name="P23"><text:s text:c="12"/>q.push(make_pair(up, cur.second + 1));</text:p>
      <text:p text:style-name="P23"><text:s text:c="12"/>visited[up] = 1;</text:p>
      <text:p text:style-name="P23"><text:s text:c="8"/>}</text:p>
      <text:p text:style-name="P23"/>
      <text:p text:style-name="P23"><text:s text:c="8"/>if (0 &lt; down &amp;&amp; down &lt;= f &amp;&amp; visited[down] == 0) {</text:p>
      <text:p text:style-name="P23"><text:soft-page-break/><text:s text:c="12"/>q.push(make_pair(down, cur.second + 1));</text:p>
      <text:p text:style-name="P23"><text:s text:c="12"/>visited[down] = 1;</text:p>
      <text:p text:style-name="P23"><text:s text:c="8"/>}</text:p>
      <text:p text:style-name="P23"><text:s text:c="4"/>}</text:p>
      <text:p text:style-name="P23"/>
      <text:p text:style-name="P23"><text:s text:c="4"/>cout &lt;&lt; "use the stairs" &lt;&lt; endl;</text:p>
      <text:p text:style-name="P23"><text:s text:c="4"/>return 0;</text:p>
      <text:p text:style-name="P2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none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none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User_20_Entry" style:display-name="User Entry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7:20:22</meta:creation-date>
    <dc:date>2014-02-09T17:13:28</dc:date>
    <meta:editing-duration>P2DT3H43M22S</meta:editing-duration>
    <meta:editing-cycles>3</meta:editing-cycles>
    <meta:generator>LibreOffice/4.0.4.2$MacOSX_x86 LibreOffice_project/9e9821abd0ffdbc09cd8c52eaa574fa09eb08f2</meta:generator>
    <meta:document-statistic meta:table-count="2" meta:image-count="0" meta:object-count="0" meta:page-count="8" meta:paragraph-count="332" meta:word-count="1188" meta:character-count="7578" meta:non-whitespace-character-count="5290"/>
  </office:meta>
</office:document-meta>
</file>